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5.42cm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2" style:family="table-row">
      <style:table-row-properties style:min-row-height="7.421cm"/>
    </style:style>
    <style:style style:name="Table1.A3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4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.3cm" fo:text-align="center" style:justify-single-word="false"/>
      <style:text-properties style:font-name="DejaVu Sans" fo:font-size="54pt" style:font-size-asian="54pt" style:font-size-complex="54pt" style:text-scale="95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P1">{e1primary-name}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1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11-23T07:16:11</meta:creation-date>
    <dc:creator>Frank Bennett</dc:creator>
    <dc:date>2007-12-02T05:45:47</dc:date>
    <dc:language>en-GB</dc:language>
    <meta:editing-cycles>14</meta:editing-cycles>
    <meta:editing-duration>PT31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" meta:word-count="2" meta:character-count="16"/>
  </office:meta>
</office:document-meta>
</file>